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Verdana" svg:font-family="Verdan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7076e"/>
    </style:style>
    <style:style style:name="P2" style:family="paragraph" style:parent-style-name="Text_20_body">
      <style:text-properties fo:color="#000000"/>
    </style:style>
    <style:style style:name="P3" style:family="paragraph" style:parent-style-name="Text_20_body">
      <style:text-properties fo:color="#000000" fo:font-weight="bold"/>
    </style:style>
    <style:style style:name="P4" style:family="paragraph" style:parent-style-name="Text_20_body">
      <style:text-properties fo:font-weight="bold"/>
    </style:style>
    <style:style style:name="P5" style:family="paragraph" style:parent-style-name="Text_20_body">
      <style:text-properties officeooo:rsid="00152362" officeooo:paragraph-rsid="00152362"/>
    </style:style>
    <style:style style:name="P6" style:family="paragraph" style:parent-style-name="Text_20_body">
      <style:text-properties officeooo:rsid="0015efec" officeooo:paragraph-rsid="0015efec"/>
    </style:style>
    <style:style style:name="P7" style:family="paragraph" style:parent-style-name="Text_20_body">
      <style:text-properties officeooo:rsid="001747ee" officeooo:paragraph-rsid="001747ee"/>
    </style:style>
    <style:style style:name="P8" style:family="paragraph" style:parent-style-name="Text_20_body">
      <style:paragraph-properties fo:text-align="center" style:justify-single-word="false"/>
      <style:text-properties officeooo:rsid="001747ee" officeooo:paragraph-rsid="001747ee"/>
    </style:style>
    <style:style style:name="P9" style:family="paragraph" style:parent-style-name="Text_20_body">
      <style:text-properties officeooo:rsid="001747ee" officeooo:paragraph-rsid="0017af6c"/>
    </style:style>
    <style:style style:name="P10" style:family="paragraph" style:parent-style-name="Text_20_body">
      <style:text-properties officeooo:rsid="0017af6c" officeooo:paragraph-rsid="0017af6c"/>
    </style:style>
    <style:style style:name="P11" style:family="paragraph" style:parent-style-name="Text_20_body">
      <style:text-properties officeooo:paragraph-rsid="001b4f17"/>
    </style:style>
    <style:style style:name="P12" style:family="paragraph" style:parent-style-name="Text_20_body">
      <style:text-properties officeooo:paragraph-rsid="0021aa19"/>
    </style:style>
    <style:style style:name="P13" style:family="paragraph" style:parent-style-name="Text_20_body">
      <style:text-properties officeooo:paragraph-rsid="0023231e"/>
    </style:style>
    <style:style style:name="P14" style:family="paragraph" style:parent-style-name="Text_20_body">
      <style:paragraph-properties fo:margin-left="0in" fo:margin-right="0in" fo:text-indent="0.4925in" style:auto-text-indent="false"/>
    </style:style>
    <style:style style:name="P15" style:family="paragraph" style:parent-style-name="Text_20_body">
      <style:paragraph-properties fo:margin-left="0in" fo:margin-right="0in" fo:text-indent="0.4925in" style:auto-text-indent="false"/>
      <style:text-properties officeooo:paragraph-rsid="001ac84e"/>
    </style:style>
    <style:style style:name="P16" style:family="paragraph" style:parent-style-name="Text_20_body">
      <style:paragraph-properties fo:margin-left="0in" fo:margin-right="0in" fo:text-indent="0.4925in" style:auto-text-indent="false"/>
      <style:text-properties officeooo:paragraph-rsid="001b4f17"/>
    </style:style>
    <style:style style:name="P17" style:family="paragraph" style:parent-style-name="Text_20_body">
      <style:text-properties fo:color="#000000" officeooo:paragraph-rsid="0027076e"/>
    </style:style>
    <style:style style:name="P18" style:family="paragraph" style:parent-style-name="Text_20_body">
      <style:text-properties officeooo:rsid="0017af6c" officeooo:paragraph-rsid="0017af6c"/>
    </style:style>
    <style:style style:name="P19" style:family="paragraph" style:parent-style-name="Text_20_body">
      <style:text-properties officeooo:paragraph-rsid="002a492f"/>
    </style:style>
    <style:style style:name="P20" style:family="paragraph" style:parent-style-name="Text_20_body">
      <style:text-properties officeooo:paragraph-rsid="002b2854"/>
    </style:style>
    <style:style style:name="P21" style:family="paragraph" style:parent-style-name="Text_20_body">
      <style:text-properties officeooo:rsid="002ddc0a" officeooo:paragraph-rsid="002ddc0a"/>
    </style:style>
    <style:style style:name="P22" style:family="paragraph" style:parent-style-name="Text_20_body">
      <style:text-properties fo:font-weight="bold" officeooo:rsid="002ddc0a" officeooo:paragraph-rsid="002ddc0a" style:font-weight-asian="bold" style:font-weight-complex="bold"/>
    </style:style>
    <style:style style:name="P23" style:family="paragraph" style:parent-style-name="Text_20_body">
      <style:text-properties officeooo:paragraph-rsid="002e8dde"/>
    </style:style>
    <style:style style:name="P24" style:family="paragraph" style:parent-style-name="Text_20_body" style:list-style-name="L1">
      <style:paragraph-properties fo:margin-left="0in" fo:margin-right="0in" fo:margin-top="0in" fo:margin-bottom="0.052in" style:contextual-spacing="false" style:line-height-at-least="0.198in" fo:text-indent="0in" style:auto-text-indent="false" fo:padding="0in" fo:border="none"/>
      <style:text-properties fo:font-variant="normal" fo:text-transform="none" fo:color="#000000" style:font-name="inherit" fo:font-size="9.75pt" fo:letter-spacing="normal" fo:font-style="normal" fo:font-weight="normal"/>
    </style:style>
    <style:style style:name="T1" style:family="text">
      <style:text-properties fo:color="#000000"/>
    </style:style>
    <style:style style:name="T2" style:family="text">
      <style:text-properties fo:color="#000000" fo:font-style="italic"/>
    </style:style>
    <style:style style:name="T3" style:family="text">
      <style:text-properties fo:color="#000000" officeooo:rsid="001ac84e"/>
    </style:style>
    <style:style style:name="T4" style:family="text">
      <style:text-properties fo:color="#000000" officeooo:rsid="001b4f17"/>
    </style:style>
    <style:style style:name="T5" style:family="text">
      <style:text-properties fo:color="#000000" fo:font-weight="bold" officeooo:rsid="0023231e"/>
    </style:style>
    <style:style style:name="T6" style:family="text">
      <style:text-properties fo:color="#000000" fo:font-weight="bold" officeooo:rsid="0027076e"/>
    </style:style>
    <style:style style:name="T7" style:family="text">
      <style:text-properties fo:color="#000000" officeooo:rsid="0023231e"/>
    </style:style>
    <style:style style:name="T8" style:family="text">
      <style:text-properties fo:color="#000000" officeooo:rsid="001c08ce"/>
    </style:style>
    <style:style style:name="T9" style:family="text">
      <style:text-properties fo:color="#000000" officeooo:rsid="002c6f84"/>
    </style:style>
    <style:style style:name="T10" style:family="text">
      <style:text-properties fo:color="#000000" officeooo:rsid="002ddc0a"/>
    </style:style>
    <style:style style:name="T11" style:family="text">
      <style:text-properties fo:color="#343434" fo:background-color="#ffffff"/>
    </style:style>
    <style:style style:name="T12" style:family="text">
      <style:text-properties fo:color="#000080" style:text-line-through-style="none" style:text-underline-style="none" style:text-blinking="false"/>
    </style:style>
    <style:style style:name="T13" style:family="text">
      <style:text-properties fo:font-variant="normal" fo:text-transform="none"/>
    </style:style>
    <style:style style:name="T14" style:family="text">
      <style:text-properties fo:font-variant="normal" fo:text-transform="none" fo:font-weight="bold"/>
    </style:style>
    <style:style style:name="T15" style:family="text">
      <style:text-properties fo:font-variant="normal" fo:text-transform="none" fo:font-weight="bold" officeooo:rsid="00152362"/>
    </style:style>
    <style:style style:name="T16" style:family="text">
      <style:text-properties fo:font-variant="normal" fo:text-transform="none" fo:color="#000000" style:font-name="inherit" fo:font-size="9.75pt" fo:letter-spacing="normal" fo:font-style="normal" fo:font-weight="normal"/>
    </style:style>
    <style:style style:name="T17" style:family="text">
      <style:text-properties fo:font-variant="normal" fo:text-transform="none" officeooo:rsid="002ddc0a"/>
    </style:style>
    <style:style style:name="T18" style:family="text">
      <style:text-properties fo:font-variant="normal" fo:text-transform="none" officeooo:rsid="002e8dde"/>
    </style:style>
    <style:style style:name="T19" style:family="text">
      <style:text-properties fo:font-weight="bold"/>
    </style:style>
    <style:style style:name="T20" style:family="text">
      <style:text-properties officeooo:rsid="0015efec"/>
    </style:style>
    <style:style style:name="T21" style:family="text">
      <style:text-properties officeooo:rsid="001747ee"/>
    </style:style>
    <style:style style:name="T22" style:family="text">
      <style:text-properties officeooo:rsid="0017af6c"/>
    </style:style>
    <style:style style:name="T23" style:family="text">
      <style:text-properties officeooo:rsid="001871a8"/>
    </style:style>
    <style:style style:name="T24" style:family="text">
      <style:text-properties officeooo:rsid="001ac84e"/>
    </style:style>
    <style:style style:name="T25" style:family="text">
      <style:text-properties officeooo:rsid="001b4f17"/>
    </style:style>
    <style:style style:name="T26" style:family="text">
      <style:text-properties officeooo:rsid="001c08ce"/>
    </style:style>
    <style:style style:name="T27" style:family="text">
      <style:text-properties officeooo:rsid="0023231e"/>
    </style:style>
    <style:style style:name="T28" style:family="text">
      <style:text-properties officeooo:rsid="002a492f"/>
    </style:style>
    <style:style style:name="T29" style:family="text">
      <style:text-properties style:font-name="Times New Roman" fo:font-size="12pt" style:font-size-asian="12pt" style:font-size-complex="12pt"/>
    </style:style>
    <style:style style:name="T30" style:family="text">
      <style:text-properties style:font-name="Times New Roman" fo:font-size="12pt" officeooo:rsid="002a492f" style:font-size-asian="12pt" style:font-size-complex="12pt"/>
    </style:style>
    <style:style style:name="T31" style:family="text">
      <style:text-properties style:font-name="Times New Roman" fo:font-size="12pt" officeooo:rsid="002b2854" style:font-size-asian="12pt" style:font-size-complex="12pt"/>
    </style:style>
    <style:style style:name="T32" style:family="text">
      <style:text-properties officeooo:rsid="002b2854"/>
    </style:style>
    <style:style style:name="T33" style:family="text">
      <style:text-properties officeooo:rsid="002c6f84"/>
    </style:style>
    <style:style style:name="T34" style:family="text">
      <style:text-properties officeooo:rsid="002ddc0a"/>
    </style:style>
    <style:style style:name="T35" style:family="text">
      <style:text-properties officeooo:rsid="002e8dd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ckground</text:p>
      <text:p text:style-name="P2"/>
      <text:p text:style-name="P16"><text:span text:style-name="T24">Although t</text:span>he term “developmental education” is <text:span text:style-name="T24">most often recognized as remedial courses, it is </text:span>often considered an “umbrella” term used to encompass a wide variety of learning assistance program<text:span text:style-name="T24">s</text:span> and activities <text:span text:style-name="T24">as well as developmental courses. Other activities that are often considered part of developmental programs may </text:span>include services such as tutor programs, <text:span text:style-name="T24">supplemental learning, learning communities, specialized computer labs, </text:span>workshops, <text:span text:style-name="T24">summer bridge programs, special advising</text:span> services. <text:span text:style-name="T25">Developmental offerings may be optional or</text:span> required of underprepared students. </text:p>
      <text:p text:style-name="P15">Most community colleges require the completion of standardized assessments for its incoming students and as a result students are either categorized as “college-ready” and can enroll in the <text:span text:style-name="T24">appropriate</text:span> college-level classes or they are placed into developmental courses in writing, reading, or mathematics. Students are very often enrolled in multiple remedial courses, and may have to complete more than one course in each of the three areas before progressing into their first college level course. <text:span text:style-name="T1">While many researchers have noted declining college readiness among </text:span><text:span text:style-name="T3">entering or first-time college students</text:span><text:span text:style-name="T1">, a preponderance of evidence exist that </text:span><text:span text:style-name="T3">they are</text:span><text:span text:style-name="T1"> more likely to need “developmental” or “remedial” coursework in mathematics </text:span><text:span text:style-name="T3">than reading or writing. Alarmingly</text:span><text:span text:style-name="T1">, </text:span><text:span text:style-name="T3">students that enroll in remedial math courses have </text:span><text:span text:style-name="T1">low levels for completing th</text:span><text:span text:style-name="T3">e</text:span><text:span text:style-name="T1"> coursework (Stigler, Given, &amp; Thompson 2009). While non-successful completion and attrition have long been recognized problems in the post-secondary educational system, the need for developmental (remedial) mathematics is </text:span><text:span text:style-name="T3">considered</text:span><text:span text:style-name="T1"> the most often recognized primary academic obstacle to student persistence and success at the post-secondary level (Shmitz 2006). </text:span></text:p>
      <text:p text:style-name="P11"><text:span text:style-name="T4"><text:tab/>Assuming that developmental courses are effective in meeting the academic needs of underprepared students, t</text:span><text:span text:style-name="T1">he need for </text:span><text:span text:style-name="T4">these </text:span><text:span text:style-name="T1">course offerings has never been greater. </text:span><text:span text:style-name="T11">Over 60 percent of all students entering community colleges in the United States are required to complete developmental courses and among these students roughly 70 percent never complete the required mathematics courses, blocking their way to higher education credentials and with them, a wide array of technical and related careers. Traditionally, only 5 percent of students earn college math credit within a year of continuous enrollment</text:span><text:span text:style-name="T1"> (</text:span><text:a xlink:type="simple" xlink:href="http://www.carnegiefoundation.org/developmental-math"><text:span text:style-name="T12">http://www.carnegiefoundation.org/developmental-math</text:span></text:a><text:span text:style-name="T1">). Research cited in </text:span><text:span text:style-name="T4">the </text:span><text:span text:style-name="T1">report, </text:span><text:span text:style-name="T2">Diploma to Nowhere </text:span><text:span text:style-name="T4">(2008)</text:span><text:span text:style-name="T1"> suggest that over one third of all college students need developmental coursework and that, for those entering the community college, about 43% enroll in at least one developmental course. </text:span></text:p>
      <text:p text:style-name="P14">Colleges and universities which admit underprepared students do so on the assumption that developmental courses can improve their preparedness for college level work (Cross, 1976; Maxwell, 1985, Roueche &amp; Snow, 1977). Moreover, proponents of developmental studies claim that if remediation were not provided for community college students, then institutions would either face failing large numbers of students or lower their academic standards to accommodate student deficiencies and most college administrators believe that neither alternative is acceptable. Although developmental education is costly, stakeholders in the educational community believe that a potentially successful student who fails in college and doesn't earn a technical degree or higher is a loss of human capital <text:span text:style-name="T25">with detrimental implications for the nation's</text:span> <text:span text:style-name="T25">need for a large </text:span>pool of skilled workers <text:span text:style-name="T25">and for societies interests in maintaining a literate citizenry that can</text:span> <text:span text:style-name="T26">read, </text:span>write, <text:span text:style-name="T26">think critically, and </text:span>interpret and solve mathematical situations. </text:p>
      <text:p text:style-name="P1"><text:span text:style-name="T7"><text:tab/>I</text:span><text:span text:style-name="T1">n Florida, more than half of the all high school graduates who took the college placement test had to take at least one remedial class upon matriculating into one of its colleges or universities. </text:span><text:span text:style-name="T7">Data reveal </text:span><text:span text:style-name="T1">that number has been </text:span><text:span text:style-name="T7">increasing over t</text:span><text:span text:style-name="T1">ime. In 2010-11, 54 percent of students coming out of Florida high schools failed at least one subject on the Florida College System’s placement test, </text:span><text:soft-page-break/><text:span text:style-name="T1">according to an investigation by the Florida Center for Investigative Reporting and State Impact, </text:span><text:span text:style-name="T7">and roughly</text:span><text:span text:style-name="T1"> 44 percent of high school graduates </text:span><text:span text:style-name="T7">f</text:span><text:span text:style-name="T1">ailed the math section </text:span><text:span text:style-name="T7">of the placement exam</text:span><text:span text:style-name="T1">. Less than a third failed in reading and writing. </text:span><text:span text:style-name="T7">S</text:span><text:span text:style-name="T1">tudents </text:span><text:span text:style-name="T7">were not permitted to</text:span><text:span text:style-name="T1"> enroll in college classes until they pass all their remedial courses. The numbers are particularly poor at Miami Dade College, where, 63 percent of high school graduates take at least one remedial course upon enrollment. As reported by the Office of Assessment, Florida Department of Education “The average score of Florida’s students in 2013 was not significantly different from their average score in 2009 and continued to be significantly lower than that of the nation.</text:span></text:p>
      <text:p text:style-name="P17"/>
      <text:p text:style-name="P19"><text:tab/>Despite the <text:span text:style-name="T26">broad </text:span>support <text:span text:style-name="T26">among educators</text:span> for developmental education, substantial controversy surrounds its use. Supporters believe that it provides a second chance opportunity for students that would otherwise be “cut out” of higher education and potentially better career options. <text:span text:style-name="T26">In contrast, some states, citing excessive costs ($1-$1.5 billion annually) and mixed results of benefits, have cut funding for remediation programs. In Florida, s</text:span><text:span text:style-name="T7">t</text:span><text:span text:style-name="T1">udents pay </text:span><text:span text:style-name="T7">regular tuition $300 - $500 per course for developmental courses and the state subsidizes part of the cost</text:span><text:span text:style-name="T1">. The costs of remedial education, shared by students and the state, have </text:span><text:span text:style-name="T7">increased</text:span><text:span text:style-name="T1"> from $118 million in 2004-05 to $168 million in 2010-11. </text:span>With the cost of remediation at an all-time high and <text:span text:style-name="T27">with an </text:span>increasing number of students placing into remedial courses, in 2013, the Florida Legislature passed Senate Bill 1720, resulting in what the Florida Department of Education refers to as “major developmental education reform, including increased student direct access to college-level coursework. <text:span text:style-name="T28">As stated in the Bill: </text:span></text:p>
      <text:p text:style-name="P20"><text:span text:style-name="T30"><text:tab/>“</text:span><text:span text:style-name="T29">A student who entered 9th grade in a Florida public school in the 2003-2004 school year, or <text:tab/>any year thereafter, and earned a Florida standard high school diploma or a student who is <text:tab/>serving as an active duty member of any branch of the United States Armed Services shall not <text:tab/>be required to take the common placement test and shall not be required to enroll in <text:tab/>developmental education.”</text:span><text:span text:style-name="T30"> </text:span></text:p>
      <text:p text:style-name="P20"><text:span text:style-name="T31">Thus, the legislation exempts a minimum of 70 – 75 percent of all Florida State two-year public college students from mandatory placement testing and developmental courses. For students that are not exempted, or ne</text:span><text:span text:style-name="T27">ed remediation</text:span>, developmental education options must be made available <text:span text:style-name="T27">by the college</text:span>.”</text:p>
      <text:p text:style-name="P12"><text:span text:style-name="T6">Statement of </text:span><text:span text:style-name="T5">The Problem</text:span></text:p>
      <text:p text:style-name="P13"><text:span text:style-name="T1"><text:tab/> Researching </text:span><text:span text:style-name="T8">the effectiveness of remedial courses is difficult. Until recently, all state community college systems offered remedial courses which complicated research efforts to ascertain real differences among remediated and non-remediated students. In addition, the lack of standardization of placement requirements, assessment tools, and course content, across all states </text:span><text:span text:style-name="T10">have </text:span><text:span text:style-name="T8">further exacerbate</text:span><text:span text:style-name="T9">d</text:span><text:span text:style-name="T8"> the issue. The challenge in ascertaining the value of remedial coursework is also confounded by the broad spectrum of other services colleges offer for underprepared students</text:span><text:span text:style-name="T1">. </text:span><text:span text:style-name="T9">It is important to realize that several “treatments” occur </text:span><text:span text:style-name="T10">simultaneously</text:span><text:span text:style-name="T9">, and measures of effectiveness have been challenged to isolate the impacts of any particular aspects of remediation. <text:s/>For example, the attempt to determine the relative importance of of direct instruction effects versus tutoring, per se, are difficult and inconclusive.</text:span><text:span text:style-name="T1"> </text:span></text:p>
      <text:p text:style-name="P23"><text:tab/><text:span text:style-name="T27">Because the </text:span>Florida Community College <text:span text:style-name="T27">System</text:span> (now Florida State College <text:span text:style-name="T27">System</text:span>) ha<text:span text:style-name="T27">s</text:span> <text:span text:style-name="T32">essentially eliminated</text:span> mandatory testing and placement <text:span text:style-name="T34">into developmental courses for a large number of its</text:span>, a host of system-wide impacts that extend beyond students who actually are no longer in remediation can be examined.<text:span text:style-name="T33"> Potential questions of interest include the following: (1) Will </text:span>the absence of remediation result in <text:span text:style-name="T33">a reduction in the level of rigor within</text:span> academic classes with less than positive outcomes for students that would otherwise be classified as non-remediated? <text:span text:style-name="T33">(</text:span>2) <text:span text:style-name="T33">Will </text:span>not offering <text:soft-page-break/>remedial courses increase college quality <text:span text:style-name="T33">by </text:span>diverting resources away from standard academic courses? <text:span text:style-name="T33">(3) How do students falling below cutoff scores and elect to not enroll in developmental courses, compare with similar students that received remediation in prior years? (4) What are the nature of the effects from other treatments for students not receiving remediation?(5) What are the overall effects of not providing mandatory testing and developmental courses on overall college benchmarks across student subgroups? (6) What shifts occur in teaching methodologies that reflect underprepared students enrolling directly into college level courses?</text:span></text:p>
      <text:p text:style-name="Text_20_body"/>
      <text:p text:style-name="P4"><text:span text:style-name="T34">Other </text:span>Questions of Interest:</text:p>
      <text:p text:style-name="Text_20_body">1.<text:span text:style-name="T13"> </text:span><text:span text:style-name="T17">What are the relevant characteristics </text:span>of students that seek out remediation?</text:p>
      <text:p text:style-name="P23">2.<text:span text:style-name="T13">  </text:span><text:span text:style-name="T18">W</text:span>hat subgroups are affected – range of academic outcomes across a variety of academic <text:span text:style-name="T35">treatmens and student characteristics?</text:span></text:p>
      <text:p text:style-name="P23">Relationship between student characteristics – those passing high school placement test and enrollment decisions and success rates</text:p>
      <text:p text:style-name="P23">Comparison of students that use non-course services such as free tutoring, and supplemental instruction, without taking remedial course compare to past cohorts. – In the past were offered to developmental students.</text:p>
      <text:p text:style-name="P21"/>
      <text:p text:style-name="P21"/>
      <text:p text:style-name="P21"/>
      <text:p text:style-name="P22">Variables of Interest:</text:p>
      <text:p text:style-name="P23">Success or passing rates of students in first college level Mathematics and Writing classes <text:span text:style-name="T35">(Rate of successful course completion - grade C or better)</text:span>;</text:p>
      <text:p text:style-name="Text_20_body"><text:span text:style-name="T34">R</text:span>etention rates of students</text:p>
      <text:p text:style-name="Text_20_body">Patterns in <text:span text:style-name="T35">course </text:span>persistence and <text:span text:style-name="T34">degree </text:span>attainment</text:p>
      <text:p text:style-name="Text_20_body">Academic credit hours <text:span text:style-name="T35">attempted and earned</text:span></text:p>
      <text:p text:style-name="Text_20_body">Time to degree completion</text:p>
      <text:p text:style-name="Text_20_body">Labor market earning based on Unemployment Insurance <text:span text:style-name="T35">or related factors</text:span></text:p>
      <text:p text:style-name="Text_20_body">Drop out analysis – shift to Florida’s Technical Institutes</text:p>
      <text:p text:style-name="Text_20_body">Data on SAP – sufficient academic progress across subgroups</text:p>
      <text:p text:style-name="Text_20_body">Course grade distributions across faculty –by subject and faculty status – full-time or adjunct</text:p>
      <text:p text:style-name="Text_20_body">Success rates of transfer students</text:p>
      <text:p text:style-name="Text_20_body">Change in degree programs – transfer into less rigorous programs – decrease in program across subgroups – non-traditional students choosing not to pursue technical programs that are more  demanding</text:p>
      <text:p text:style-name="Text_20_body">Course taking patterns – students enrolled in developmental courses often graduate with excessive hours; however, if students are not enrolled, will these students off-set the extra courses by repeating them until they receive passing grades (i.e. credit).</text:p>
      <text:p text:style-name="Text_20_body">Students that report that their goals have shifted</text:p>
      <text:p text:style-name="Text_20_body"><text:soft-page-break/>Identification of high school variables that pertain to successful completion o course</text:p>
      <text:p text:style-name="Text_20_body"><text:s/>Enrollment from one tern to the next.</text:p>
      <text:p text:style-name="Text_20_body">Patterns from student evaluation of instruction – self reports learning, effort, satisfaction, academic challenge, student faculty interaction</text:p>
      <text:p text:style-name="Text_20_body"/>
      <text:p text:style-name="P4">Survey Questions</text:p>
      <text:p text:style-name="Text_20_body"><text:span text:style-name="T19">1.</text:span><text:span text:style-name="T14">      </text:span><text:span text:style-name="T19">How much of you time is spent teaching your students something they should already know instead of the new material you intended to teach when they arrived in you classroom?</text:span></text:p>
      <text:p text:style-name="Text_20_body"><text:span text:style-name="T19">2.</text:span><text:span text:style-name="T14">      </text:span><text:span text:style-name="T15">(non-performers) academic performers - </text:span> </text:p>
      <text:p text:style-name="P6">3.<text:span text:style-name="T21">To what extent do you agree with the following questions by shading the appropriate circle under Section A: </text:span></text:p>
      <text:p text:style-name="P6"/>
      <text:p text:style-name="P8">Scale</text:p>
      <text:p text:style-name="P7">Strongly Agree<text:tab/><text:tab/><text:tab/><text:tab/><text:tab/><text:tab/><text:tab/><text:tab/><text:tab/>Strongly Disagree</text:p>
      <text:p text:style-name="P7"><text:tab/>5<text:tab/><text:tab/><text:tab/>4<text:tab/><text:tab/><text:tab/>3<text:tab/><text:tab/><text:tab/>2<text:tab/><text:tab/>1</text:p>
      <text:p text:style-name="Text_20_body"> <text:span text:style-name="T21">1. The Instructor provided information tat tutor programs were provided.</text:span></text:p>
      <text:p text:style-name="P7">2. The instructor adequately explained the process for seeking assistance outside the classroom?</text:p>
      <text:p text:style-name="P7">3. The instructor encourages out-of-class consultations?</text:p>
      <text:p text:style-name="P7">4. The instructor is available during scheduled office hours.</text:p>
      <text:p text:style-name="P9">5. I had a strong desire to take this course</text:p>
      <text:p text:style-name="P10">In general, too little work was required for this course.</text:p>
      <text:p text:style-name="P10">In general too little work was required in this class</text:p>
      <text:p text:style-name="P10">The course was too easy for me.</text:p>
      <text:p text:style-name="P10">The course was too difficult for me</text:p>
      <text:p text:style-name="P10">The assignments were challenging</text:p>
      <text:p text:style-name="P9"><text:span text:style-name="T22">My academic background was sufficient for success in this course</text:span>.</text:p>
      <text:p text:style-name="P7">For the next two sections. Use the rating scale below. Mark the on e response for each statement that is closest to your view. Fill in the appropriate circle to the right of each statement. 5)Much more than most courses</text:p>
      <text:p text:style-name="P7">4) More than most courses</text:p>
      <text:p text:style-name="P7">About the Same as others</text:p>
      <text:p text:style-name="P7">Less than most course</text:p>
      <text:p text:style-name="P7">Much Less than most courses</text:p>
      <text:p text:style-name="P7">Not applicable, not used in the course, or you don't know. In short, the statement does not apply to the course or instructor,</text:p>
      <text:p text:style-name="P7">I made progress toward achieving course objectives</text:p>
      <text:p text:style-name="P7"><text:soft-page-break/>I studied and put effort into the course I was prepared for this coursework</text:p>
      <text:p text:style-name="P7"/>
      <text:p text:style-name="P10">Question for faculty</text:p>
      <text:p text:style-name="P10">The Florida Senate has recently passed a <text:span text:style-name="T23">Bill </text:span>exempting students from developmental studies. That is students are no longer required to take developmental courses based on college placement tests</text:p>
      <text:p text:style-name="P10">Were you aware that the changes were made? <text:s/></text:p>
      <text:p text:style-name="Text_20_body"> <text:span text:style-name="T22">1. No</text:span></text:p>
      <text:p text:style-name="P10">2. Yes------(If yes) <text:s text:c="2"/><text:span text:style-name="T23">Can you describe any new professional development activities that were related to this change. </text:span></text:p>
      <text:p text:style-name="Text_20_body"><text:span text:style-name="T23">3. I fell equipped to meet the needs of the low-achieving students in ____________course.</text:span>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Verdana" svg:font-family="Verdan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17:37:16.507000000</meta:creation-date>
    <dc:date>2014-10-17T11:23:38.129000000</dc:date>
    <meta:editing-duration>P1DT1H16M21S</meta:editing-duration>
    <meta:editing-cycles>6</meta:editing-cycles>
    <meta:generator>LibreOffice/4.1.4.2$Windows_x86 LibreOffice_project/0a0440ccc0227ad9829de5f46be37cfb6edcf72</meta:generator>
    <meta:print-date>2014-10-16T11:47:44.269000000</meta:print-date>
    <meta:document-statistic meta:table-count="0" meta:image-count="0" meta:object-count="0" meta:page-count="5" meta:paragraph-count="76" meta:word-count="1911" meta:character-count="12910" meta:non-whitespace-character-count="10985"/>
  </office:meta>
</office:document-meta>
</file>